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T1" style:family="text">
      <style:text-properties fo:language="ca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Ponderació 1.</text:span></text:h>
      <text:h text:style-name="Heading_20_1" text:outline-level="1"><text:span text:style-name="T1">Script creació usuaris</text:span></text:h>
      <text:h text:style-name="Heading_20_2" text:outline-level="2"><text:span text:style-name="T1">Part 1(3 punts)</text:span></text:h>
      <text:p text:style-name="Standard"><text:span text:style-name="T1">S’ha de fer un script anomenat nouprofe</text:span></text:p>
      <text:p text:style-name="Standard"><text:span text:style-name="T1">De tal manera que quan <text:s/>executem </text:span></text:p>
      <text:p text:style-name="Standard"><text:span text:style-name="T1">nouprofe pedro password mates</text:span></text:p>
      <text:p text:style-name="Standard"><text:span text:style-name="T1">Afegirà <text:s/>un nou usuari anomenat pedro, que com a grup principal tindrà el grup profes i com a secundari el grup mates. Això es pot fer amb useradd i usermod.</text:span></text:p>
      <text:p text:style-name="Standard"><text:span text:style-name="T1">Si fem </text:span></text:p>
      <text:p text:style-name="Standard"><text:span text:style-name="T1">Noufrofe pedro password mates,tecnologia</text:span></text:p>
      <text:p text:style-name="Standard"><text:span text:style-name="T1">Farà el mateix que abans, però amb 2 grups secundaris mates i tecnologia</text:span></text:p>
      <text:p text:style-name="Standard"><text:span text:style-name="T1">Els grups han d’estar creats, no ha de generar un grup per a cada usuari com fa linux per defecte.</text:span></text:p>
      <text:h text:style-name="Heading_20_2" text:outline-level="2"><text:span text:style-name="T1">Part 2. v1(4 punts)</text:span></text:h>
      <text:p text:style-name="Standard"><text:span text:style-name="T1">Es tracta de què a partir d’un fitxer csv, amb el següent format</text:span></text:p>
      <text:p text:style-name="Standard"><text:span text:style-name="T1">Usuari, password,grups</text:span></text:p>
      <text:p text:style-name="Standard"><text:span text:style-name="T1">Pedro, pedrin3,mates;tecnologia</text:span></text:p>
      <text:p text:style-name="Standard"><text:span text:style-name="T1">Maite,teima34,socials</text:span></text:p>
      <text:p text:style-name="Standard"><text:span text:style-name="T1">I fent servir el script de la Part1, generi els usuaris que hi ha al fitxer. Si l’usuari ja existeix no l’ha d’afegir, simplement canviar el seu grup principal si cal.</text:span></text:p>
      <text:p text:style-name="Standard"><text:span text:style-name="T1">Ha d’afegir entrades a 2 fitxers de log nous.log i existents.log per registrar les operacions fetes.</text:span></text:p>
      <text:h text:style-name="Heading_20_2" text:outline-level="2"><text:span text:style-name="T1">Part2. v2(3 punts)</text:span><text:bookmark text:name="_GoBack"/></text:h>
      <text:p text:style-name="Standard"><text:span text:style-name="T1">Ara el fitxer per crear usuaris tindrà un format com els següent</text:span></text:p>
      <text:p text:style-name="Standard"><text:span text:style-name="T1">Nom,cognom1,cognom2,grups,mail</text:span></text:p>
      <text:p text:style-name="Standard"><text:span text:style-name="T1">Pedro,Nedario,García,mates;tecnologia,pene@gmail.com</text:span></text:p>
      <text:p text:style-name="Standard"><text:span text:style-name="T1">Maruja,Mones,Grandes,socials,mamon@hotmail.com</text:span></text:p>
      <text:p text:style-name="Standard"><text:soft-page-break/><text:span text:style-name="T1">El nom d’usuari serà nom.cognom1 sense espais ni caràcters estranys i en minúscula.</text:span></text:p>
      <text:p text:style-name="Standard"><text:span text:style-name="T1">Si ja hi ha algun usuari amb aquest nom que provi posant un 2,sinó un 3, ....</text:span></text:p>
      <text:p text:style-name="Standard"><text:span text:style-name="T1">Es tracta que s’inventi el password , amb una combinació de minúscules, majúscules i números. </text:span></text:p>
      <text:p text:style-name="Standard"><text:span text:style-name="T1">Fes servir l’script de la part 1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Moreno</meta:initial-creator>
    <dc:creator>Moreno Sanchez, Jose</dc:creator>
    <meta:editing-cycles>3</meta:editing-cycles>
    <meta:creation-date>2020-11-11T16:18:00</meta:creation-date>
    <dc:date>2020-11-11T16:21:18</dc:date>
    <meta:generator>LibreOffice/7.0.4.2$Linux_X86_64 LibreOffice_project/00$Build-2</meta:generator>
    <meta:document-statistic meta:table-count="0" meta:image-count="0" meta:object-count="0" meta:page-count="2" meta:paragraph-count="27" meta:word-count="233" meta:character-count="1445" meta:non-whitespace-character-count="1234"/>
    <meta:user-defined meta:name="AppVersion">00.0001</meta:user-defined>
    <meta:user-defined meta:name="ContentTypeId">0x010100AA5CDEBCFCF2F94DA586F7D9C1394CCB</meta:user-defined>
    <meta:user-defined meta:name="MediaServiceImageTags"/>
    <meta:template xlink:type="simple" xlink:actuate="onRequest" xlink:title="Normal.dotm" xlink:href=""/>
  </office:meta>
</office:document-meta>
</file>